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groove #000000" fo:border-right="0.99pt groove #000000" fo:border-top="none"/>
    </style:style>
    <style:style style:name="ce24" style:family="table-cell" style:parent-style-name="Default">
      <style:table-cell-properties fo:border-bottom="0.06pt solid #000000" fo:border-left="0.99pt groove #000000" fo:border-right="0.99pt groove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>
      <style:table-cell-properties fo:background-color="#81d41a"/>
    </style:style>
    <style:style style:name="ce23" style:family="table-cell" style:parent-style-name="Default">
      <style:table-cell-properties fo:background-color="#81d41a" fo:border="none"/>
    </style:style>
    <style:style style:name="ce27" style:family="table-cell" style:parent-style-name="Default">
      <style:table-cell-properties fo:background-color="#81d41a"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Lock Queue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table:style-name="ce22" office:value-type="string" calcext:value-type="string">
            <text:p>NumThreads</text:p>
          </table:table-cell>
          <table:table-cell table:style-name="ce22" office:value-type="string" calcext:value-type="string">
            <text:p>T_Avg</text:p>
          </table:table-cell>
          <table:table-cell table:style-name="ce27" office:value-type="string" calcext:value-type="string">
            <text:p>TotalMops</text:p>
          </table:table-cell>
          <table:table-cell office:value-type="string" calcext:value-type="string">
            <text:p>MaxMops</text:p>
          </table:table-cell>
          <table:table-cell office:value-type="string" calcext:value-type="string">
            <text:p>MinMops</text:p>
          </table:table-cell>
        </table:table-row>
        <table:table-row table:style-name="ro1">
          <table:table-cell table:style-name="ce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500000" calcext:value-type="float">
            <text:p>500000</text:p>
          </table:table-cell>
          <table:table-cell table:style-name="ce13" office:value-type="float" office:value="41" calcext:value-type="float">
            <text:p>41</text:p>
          </table:table-cell>
          <table:table-cell/>
          <table:table-cell table:style-name="ce23" table:formula="of:=[.C3]" office:value-type="float" office:value="1" calcext:value-type="float">
            <text:p>1</text:p>
          </table:table-cell>
          <table:table-cell table:style-name="ce22" table:formula="of:=AVERAGE([.F3:.F32])" office:value-type="float" office:value="40.7333333333333" calcext:value-type="float">
            <text:p>40.7333333333333</text:p>
          </table:table-cell>
          <table:table-cell table:style-name="ce22" table:formula="of:=([.D3]+[.E3])/([.I3]*10^3)" office:value-type="float" office:value="24.5499181669394" calcext:value-type="float">
            <text:p>24.5499181669394</text:p>
          </table:table-cell>
          <table:table-cell table:formula="of:=([.D3]+[.E3])/(MIN([.F3:.F32])*10^3)" office:value-type="float" office:value="25" calcext:value-type="float">
            <text:p>25</text:p>
          </table:table-cell>
          <table:table-cell table:formula="of:=([.D3]+[.E3])/(MAX([.F3:.F32])*10^3)" office:value-type="float" office:value="24.390243902439" calcext:value-type="float">
            <text:p>24.390243902439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33]" office:value-type="float" office:value="2" calcext:value-type="float">
            <text:p>2</text:p>
          </table:table-cell>
          <table:table-cell table:style-name="ce22" table:formula="of:=AVERAGE([.F33:.F62])" office:value-type="float" office:value="180.4" calcext:value-type="float">
            <text:p>180.4</text:p>
          </table:table-cell>
          <table:table-cell table:style-name="ce22" table:formula="of:=([.D4]+[.E4])/([.I4]*10^3)" office:value-type="float" office:value="5.54323725055432" calcext:value-type="float">
            <text:p>5.54323725055432</text:p>
          </table:table-cell>
          <table:table-cell table:formula="of:=([.D4]+[.E4])/(MIN([.F33:.F62])*10^3)" office:value-type="float" office:value="7.93650793650794" calcext:value-type="float">
            <text:p>7.93650793650794</text:p>
          </table:table-cell>
          <table:table-cell table:formula="of:=([.D4]+[.E4])/(MAX([.F33:.F62])*10^3)" office:value-type="float" office:value="2.08768267223382" calcext:value-type="float">
            <text:p>2.08768267223382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63]" office:value-type="float" office:value="4" calcext:value-type="float">
            <text:p>4</text:p>
          </table:table-cell>
          <table:table-cell table:style-name="ce22" table:formula="of:=AVERAGE([.F63:.F92])" office:value-type="float" office:value="269.8" calcext:value-type="float">
            <text:p>269.8</text:p>
          </table:table-cell>
          <table:table-cell table:style-name="ce22" table:formula="of:=([.D5]+[.E5])/([.I5]*10^3)" office:value-type="float" office:value="3.70644922164566" calcext:value-type="float">
            <text:p>3.70644922164566</text:p>
          </table:table-cell>
          <table:table-cell table:formula="of:=([.D5]+[.E5])/(MIN([.F63:.F92])*10^3)" office:value-type="float" office:value="4.149377593361" calcext:value-type="float">
            <text:p>4.149377593361</text:p>
          </table:table-cell>
          <table:table-cell table:formula="of:=([.D5]+[.E5])/(MAX([.F63:.F92])*10^3)" office:value-type="float" office:value="3.01204819277108" calcext:value-type="float">
            <text:p>3.01204819277108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93]" office:value-type="float" office:value="8" calcext:value-type="float">
            <text:p>8</text:p>
          </table:table-cell>
          <table:table-cell table:style-name="ce22" table:formula="of:=AVERAGE([.F93:.F122])" office:value-type="float" office:value="283.9" calcext:value-type="float">
            <text:p>283.9</text:p>
          </table:table-cell>
          <table:table-cell table:style-name="ce22" table:formula="of:=([.D6]+[.E6])/([.I6]*10^3)" office:value-type="float" office:value="3.52236703064459" calcext:value-type="float">
            <text:p>3.52236703064459</text:p>
          </table:table-cell>
          <table:table-cell table:formula="of:=([.D6]+[.E6])/(MIN([.F93:.F122])*10^3)" office:value-type="float" office:value="5.0761421319797" calcext:value-type="float">
            <text:p>5.0761421319797</text:p>
          </table:table-cell>
          <table:table-cell table:formula="of:=([.D6]+[.E6])/(MAX([.F93:.F122])*10^3)" office:value-type="float" office:value="2.8328611898017" calcext:value-type="float">
            <text:p>2.8328611898017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123]" office:value-type="float" office:value="16" calcext:value-type="float">
            <text:p>16</text:p>
          </table:table-cell>
          <table:table-cell table:style-name="ce22" table:formula="of:=AVERAGE([.F123:.F152])" office:value-type="float" office:value="322.333333333333" calcext:value-type="float">
            <text:p>322.333333333333</text:p>
          </table:table-cell>
          <table:table-cell table:style-name="ce22" table:formula="of:=([.D7]+[.E7])/([.I7]*10^3)" office:value-type="float" office:value="3.1023784901758" calcext:value-type="float">
            <text:p>3.1023784901758</text:p>
          </table:table-cell>
          <table:table-cell table:formula="of:=([.D7]+[.E7])/(MIN([.F123:.F152])*10^3)" office:value-type="float" office:value="4.87804878048781" calcext:value-type="float">
            <text:p>4.87804878048781</text:p>
          </table:table-cell>
          <table:table-cell table:formula="of:=([.D7]+[.E7])/(MAX([.F123:.F152])*10^3)" office:value-type="float" office:value="2.4390243902439" calcext:value-type="float">
            <text:p>2.4390243902439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3" table:formula="of:=[.C153]" office:value-type="float" office:value="24" calcext:value-type="float">
            <text:p>24</text:p>
          </table:table-cell>
          <table:table-cell table:style-name="ce22" table:formula="of:=AVERAGE([.F153:.F182])" office:value-type="float" office:value="383.7" calcext:value-type="float">
            <text:p>383.7</text:p>
          </table:table-cell>
          <table:table-cell table:style-name="ce22" table:formula="of:=([.D8]+[.E8])/([.I8]*10^3)" office:value-type="float" office:value="2.60620276257493" calcext:value-type="float">
            <text:p>2.60620276257493</text:p>
          </table:table-cell>
          <table:table-cell table:formula="of:=([.D8]+[.E8])/(MIN([.F153:.F182])*10^3)" office:value-type="float" office:value="4.46428571428571" calcext:value-type="float">
            <text:p>4.46428571428571</text:p>
          </table:table-cell>
          <table:table-cell table:formula="of:=([.D8]+[.E8])/(MAX([.F153:.F182])*10^3)" office:value-type="float" office:value="2.22222222222222" calcext:value-type="float">
            <text:p>2.22222222222222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183]" office:value-type="float" office:value="32" calcext:value-type="float">
            <text:p>32</text:p>
          </table:table-cell>
          <table:table-cell table:style-name="ce22" table:formula="of:=AVERAGE([.F183:.F212])" office:value-type="float" office:value="417.5" calcext:value-type="float">
            <text:p>417.5</text:p>
          </table:table-cell>
          <table:table-cell table:style-name="ce22" table:formula="of:=([.D9]+[.E9])/([.I9]*10^3)" office:value-type="float" office:value="2.39520958083832" calcext:value-type="float">
            <text:p>2.39520958083832</text:p>
          </table:table-cell>
          <table:table-cell table:formula="of:=([.D9]+[.E9])/(MIN([.F183:.F212])*10^3)" office:value-type="float" office:value="3.25732899022801" calcext:value-type="float">
            <text:p>3.25732899022801</text:p>
          </table:table-cell>
          <table:table-cell table:formula="of:=([.D9]+[.E9])/(MAX([.F183:.F212])*10^3)" office:value-type="float" office:value="2.18818380743982" calcext:value-type="float">
            <text:p>2.18818380743982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213]" office:value-type="float" office:value="48" calcext:value-type="float">
            <text:p>48</text:p>
          </table:table-cell>
          <table:table-cell table:style-name="ce22" table:formula="of:=AVERAGE([.F213:.F242])" office:value-type="float" office:value="439.7" calcext:value-type="float">
            <text:p>439.7</text:p>
          </table:table-cell>
          <table:table-cell table:style-name="ce22" table:formula="of:=([.D10]+[.E10])/([.I10]*10^3)" office:value-type="float" office:value="2.27427791676143" calcext:value-type="float">
            <text:p>2.27427791676143</text:p>
          </table:table-cell>
          <table:table-cell table:formula="of:=([.D10]+[.E10])/(MIN([.F213:.F242])*10^3)" office:value-type="float" office:value="3.36700336700337" calcext:value-type="float">
            <text:p>3.36700336700337</text:p>
          </table:table-cell>
          <table:table-cell table:formula="of:=([.D10]+[.E10])/(MAX([.F213:.F242])*10^3)" office:value-type="float" office:value="2.12314225053079" calcext:value-type="float">
            <text:p>2.12314225053079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243]" office:value-type="float" office:value="64" calcext:value-type="float">
            <text:p>64</text:p>
          </table:table-cell>
          <table:table-cell table:style-name="ce22" table:formula="of:=AVERAGE([.F243:.F272])" office:value-type="float" office:value="441.266666666667" calcext:value-type="float">
            <text:p>441.266666666667</text:p>
          </table:table-cell>
          <table:table-cell table:style-name="ce22" table:formula="of:=([.D11]+[.E11])/([.I11]*10^3)" office:value-type="float" office:value="2.26620335398096" calcext:value-type="float">
            <text:p>2.26620335398096</text:p>
          </table:table-cell>
          <table:table-cell table:formula="of:=([.D11]+[.E11])/(MIN([.F243:.F272])*10^3)" office:value-type="float" office:value="2.3696682464455" calcext:value-type="float">
            <text:p>2.3696682464455</text:p>
          </table:table-cell>
          <table:table-cell table:formula="of:=([.D11]+[.E11])/(MAX([.F243:.F272])*10^3)" office:value-type="float" office:value="2.17391304347826" calcext:value-type="float">
            <text:p>2.17391304347826</text:p>
          </table:table-cell>
        </table:table-row>
        <table:table-row table:style-name="ro1">
          <table:table-cell table:style-name="ce2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32" calcext:value-type="float">
            <text:p>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9" calcext:value-type="float">
            <text:p>25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49" calcext:value-type="float">
            <text:p>24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41" calcext:value-type="float">
            <text:p>2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2" calcext:value-type="float">
            <text:p>28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62" calcext:value-type="float">
            <text:p>26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69" calcext:value-type="float">
            <text:p>26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0" calcext:value-type="float">
            <text:p>28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9" calcext:value-type="float">
            <text:p>20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19" calcext:value-type="float">
            <text:p>31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13" calcext:value-type="float">
            <text:p>31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2" calcext:value-type="float">
            <text:p>34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97" calcext:value-type="float">
            <text:p>19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53" calcext:value-type="float">
            <text:p>25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9" calcext:value-type="float">
            <text:p>32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5" calcext:value-type="float">
            <text:p>34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5" calcext:value-type="float">
            <text:p>21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9" calcext:value-type="float">
            <text:p>2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0" calcext:value-type="float">
            <text:p>28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3" calcext:value-type="float">
            <text:p>28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6" calcext:value-type="float">
            <text:p>21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52" calcext:value-type="float">
            <text:p>25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2" calcext:value-type="float">
            <text:p>3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7" calcext:value-type="float">
            <text:p>22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18" calcext:value-type="float">
            <text:p>31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03" calcext:value-type="float">
            <text:p>30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68" calcext:value-type="float">
            <text:p>26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3" calcext:value-type="float">
            <text:p>35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7" calcext:value-type="float">
            <text:p>22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6" calcext:value-type="float">
            <text:p>22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13" calcext:value-type="float">
            <text:p>31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8" calcext:value-type="float">
            <text:p>34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7" calcext:value-type="float">
            <text:p>34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09" calcext:value-type="float">
            <text:p>30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94" calcext:value-type="float">
            <text:p>29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4" calcext:value-type="float">
            <text:p>34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10" calcext:value-type="float">
            <text:p>41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5" calcext:value-type="float">
            <text:p>28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8" calcext:value-type="float">
            <text:p>35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02" calcext:value-type="float">
            <text:p>40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72" calcext:value-type="float">
            <text:p>37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9" calcext:value-type="float">
            <text:p>32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93" calcext:value-type="float">
            <text:p>39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92" calcext:value-type="float">
            <text:p>39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4" calcext:value-type="float">
            <text:p>21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6" calcext:value-type="float">
            <text:p>35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9" calcext:value-type="float">
            <text:p>34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7" calcext:value-type="float">
            <text:p>36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5" calcext:value-type="float">
            <text:p>36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4" calcext:value-type="float">
            <text:p>34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94" calcext:value-type="float">
            <text:p>39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81" calcext:value-type="float">
            <text:p>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8" calcext:value-type="float">
            <text:p>428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84" calcext:value-type="float">
            <text:p>284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6" calcext:value-type="float">
            <text:p>416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9" calcext:value-type="float">
            <text:p>409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7" calcext:value-type="float">
            <text:p>42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5" calcext:value-type="float">
            <text:p>45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3" calcext:value-type="float">
            <text:p>42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4" calcext:value-type="float">
            <text:p>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36" calcext:value-type="float">
            <text:p>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7" calcext:value-type="float">
            <text:p>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3" calcext:value-type="float">
            <text:p>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2" calcext:value-type="float">
            <text:p>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6" calcext:value-type="float">
            <text:p>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4" calcext:value-type="float">
            <text:p>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67" calcext:value-type="float">
            <text:p>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4" calcext:value-type="float">
            <text:p>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1" calcext:value-type="float">
            <text:p>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69" calcext:value-type="float">
            <text:p>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4" calcext:value-type="float">
            <text:p>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66" calcext:value-type="float">
            <text:p>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8" calcext:value-type="float">
            <text:p>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4" calcext:value-type="float">
            <text:p>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0" calcext:value-type="float">
            <text:p>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6" calcext:value-type="float">
            <text:p>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69" calcext:value-type="float">
            <text:p>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2" calcext:value-type="float">
            <text:p>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71" calcext:value-type="float">
            <text:p>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97" calcext:value-type="float">
            <text:p>297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3" calcext:value-type="float">
            <text:p>403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1" calcext:value-type="float">
            <text:p>45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6" calcext:value-type="float">
            <text:p>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2" calcext:value-type="float">
            <text:p>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2" calcext:value-type="float">
            <text:p>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6" calcext:value-type="float">
            <text:p>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9" calcext:value-type="float">
            <text:p>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6" calcext:value-type="float">
            <text:p>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4" calcext:value-type="float">
            <text:p>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0" calcext:value-type="float">
            <text:p>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1" calcext:value-type="float">
            <text:p>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6" calcext:value-type="float">
            <text:p>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6" calcext:value-type="float">
            <text:p>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6" calcext:value-type="float">
            <text:p>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2" calcext:value-type="float">
            <text:p>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0" calcext:value-type="float">
            <text:p>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2" table:style-name="ce16" office:value-type="float" office:value="500000" calcext:value-type="float">
            <text:p>500000</text:p>
          </table:table-cell>
          <table:table-cell table:style-name="ce16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" office:value-type="string" calcext:value-type="string">
            <text:p>Double Lock Queue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table:style-name="ce22" office:value-type="string" calcext:value-type="string">
            <text:p>NumThreads</text:p>
          </table:table-cell>
          <table:table-cell table:style-name="ce22" office:value-type="string" calcext:value-type="string">
            <text:p>T_Avg</text:p>
          </table:table-cell>
          <table:table-cell table:style-name="ce27" office:value-type="string" calcext:value-type="string">
            <text:p>TotalMops</text:p>
          </table:table-cell>
          <table:table-cell office:value-type="string" calcext:value-type="string">
            <text:p>MaxMops</text:p>
          </table:table-cell>
          <table:table-cell office:value-type="string" calcext:value-type="string">
            <text:p>MinMops</text:p>
          </table:table-cell>
        </table:table-row>
        <table:table-row table:style-name="ro1">
          <table:table-cell table:style-name="ce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500000" calcext:value-type="float">
            <text:p>500000</text:p>
          </table:table-cell>
          <table:table-cell table:style-name="ce13" office:value-type="float" office:value="41" calcext:value-type="float">
            <text:p>41</text:p>
          </table:table-cell>
          <table:table-cell/>
          <table:table-cell table:style-name="ce23" table:formula="of:=[.C276]" office:value-type="float" office:value="1" calcext:value-type="float">
            <text:p>1</text:p>
          </table:table-cell>
          <table:table-cell table:style-name="ce22" table:formula="of:=AVERAGE([.F276:.F305])" office:value-type="float" office:value="41" calcext:value-type="float">
            <text:p>41</text:p>
          </table:table-cell>
          <table:table-cell table:style-name="ce22" table:formula="of:=([.D276]+[.E276])/([.I276]*10^3)" office:value-type="float" office:value="24.390243902439" calcext:value-type="float">
            <text:p>24.390243902439</text:p>
          </table:table-cell>
          <table:table-cell table:formula="of:=([.D276]+[.E276])/(MIN([.F276:.F305])*10^3)" office:value-type="float" office:value="24.390243902439" calcext:value-type="float">
            <text:p>24.390243902439</text:p>
          </table:table-cell>
          <table:table-cell table:formula="of:=([.D276]+[.E276])/(MAX([.F276:.F305])*10^3)" office:value-type="float" office:value="24.390243902439" calcext:value-type="float">
            <text:p>24.390243902439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306]" office:value-type="float" office:value="2" calcext:value-type="float">
            <text:p>2</text:p>
          </table:table-cell>
          <table:table-cell table:style-name="ce22" table:formula="of:=AVERAGE([.F306:.F335])" office:value-type="float" office:value="173.6" calcext:value-type="float">
            <text:p>173.6</text:p>
          </table:table-cell>
          <table:table-cell table:style-name="ce22" table:formula="of:=([.D277]+[.E277])/([.I277]*10^3)" office:value-type="float" office:value="5.76036866359447" calcext:value-type="float">
            <text:p>5.76036866359447</text:p>
          </table:table-cell>
          <table:table-cell table:formula="of:=([.D277]+[.E277])/(MIN([.F306:.F335])*10^3)" office:value-type="float" office:value="7.2463768115942" calcext:value-type="float">
            <text:p>7.2463768115942</text:p>
          </table:table-cell>
          <table:table-cell table:formula="of:=([.D277]+[.E277])/(MAX([.F306:.F335])*10^3)" office:value-type="float" office:value="4.58715596330275" calcext:value-type="float">
            <text:p>4.58715596330275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336]" office:value-type="float" office:value="4" calcext:value-type="float">
            <text:p>4</text:p>
          </table:table-cell>
          <table:table-cell table:style-name="ce22" table:formula="of:=AVERAGE([.F336:.F365])" office:value-type="float" office:value="243.866666666667" calcext:value-type="float">
            <text:p>243.866666666667</text:p>
          </table:table-cell>
          <table:table-cell table:style-name="ce22" table:formula="of:=([.D278]+[.E278])/([.I278]*10^3)" office:value-type="float" office:value="4.10060142154183" calcext:value-type="float">
            <text:p>4.10060142154183</text:p>
          </table:table-cell>
          <table:table-cell table:formula="of:=([.D278]+[.E278])/(MIN([.F336:.F365])*10^3)" office:value-type="float" office:value="5.52486187845304" calcext:value-type="float">
            <text:p>5.52486187845304</text:p>
          </table:table-cell>
          <table:table-cell table:formula="of:=([.D278]+[.E278])/(MAX([.F336:.F365])*10^3)" office:value-type="float" office:value="3.25732899022801" calcext:value-type="float">
            <text:p>3.25732899022801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366]" office:value-type="float" office:value="8" calcext:value-type="float">
            <text:p>8</text:p>
          </table:table-cell>
          <table:table-cell table:style-name="ce22" table:formula="of:=AVERAGE([.F366:.F395])" office:value-type="float" office:value="338.266666666667" calcext:value-type="float">
            <text:p>338.266666666667</text:p>
          </table:table-cell>
          <table:table-cell table:style-name="ce22" table:formula="of:=([.D279]+[.E279])/([.I279]*10^3)" office:value-type="float" office:value="2.95624753646039" calcext:value-type="float">
            <text:p>2.95624753646039</text:p>
          </table:table-cell>
          <table:table-cell table:formula="of:=([.D279]+[.E279])/(MIN([.F366:.F395])*10^3)" office:value-type="float" office:value="3.90625" calcext:value-type="float">
            <text:p>3.90625</text:p>
          </table:table-cell>
          <table:table-cell table:formula="of:=([.D279]+[.E279])/(MAX([.F366:.F395])*10^3)" office:value-type="float" office:value="2.26757369614512" calcext:value-type="float">
            <text:p>2.26757369614512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396]" office:value-type="float" office:value="16" calcext:value-type="float">
            <text:p>16</text:p>
          </table:table-cell>
          <table:table-cell table:style-name="ce22" table:formula="of:=AVERAGE([.F396:.F425])" office:value-type="float" office:value="450.333333333333" calcext:value-type="float">
            <text:p>450.333333333333</text:p>
          </table:table-cell>
          <table:table-cell table:style-name="ce22" table:formula="of:=([.D280]+[.E280])/([.I280]*10^3)" office:value-type="float" office:value="2.22057735011103" calcext:value-type="float">
            <text:p>2.22057735011103</text:p>
          </table:table-cell>
          <table:table-cell table:formula="of:=([.D280]+[.E280])/(MIN([.F396:.F425])*10^3)" office:value-type="float" office:value="3.47222222222222" calcext:value-type="float">
            <text:p>3.47222222222222</text:p>
          </table:table-cell>
          <table:table-cell table:formula="of:=([.D280]+[.E280])/(MAX([.F396:.F425])*10^3)" office:value-type="float" office:value="1.65289256198347" calcext:value-type="float">
            <text:p>1.65289256198347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426]" office:value-type="float" office:value="24" calcext:value-type="float">
            <text:p>24</text:p>
          </table:table-cell>
          <table:table-cell table:style-name="ce22" table:formula="of:=AVERAGE([.F426:.F455])" office:value-type="float" office:value="517.4" calcext:value-type="float">
            <text:p>517.4</text:p>
          </table:table-cell>
          <table:table-cell table:style-name="ce22" table:formula="of:=([.D281]+[.E281])/([.I281]*10^3)" office:value-type="float" office:value="1.93274062620796" calcext:value-type="float">
            <text:p>1.93274062620796</text:p>
          </table:table-cell>
          <table:table-cell table:formula="of:=([.D281]+[.E281])/(MIN([.F426:.F455])*10^3)" office:value-type="float" office:value="2.98507462686567" calcext:value-type="float">
            <text:p>2.98507462686567</text:p>
          </table:table-cell>
          <table:table-cell table:formula="of:=([.D281]+[.E281])/(MAX([.F426:.F455])*10^3)" office:value-type="float" office:value="1.49253731343284" calcext:value-type="float">
            <text:p>1.49253731343284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456]" office:value-type="float" office:value="32" calcext:value-type="float">
            <text:p>32</text:p>
          </table:table-cell>
          <table:table-cell table:style-name="ce22" table:formula="of:=AVERAGE([.F456:.F485])" office:value-type="float" office:value="557.6" calcext:value-type="float">
            <text:p>557.6</text:p>
          </table:table-cell>
          <table:table-cell table:style-name="ce22" table:formula="of:=([.D282]+[.E282])/([.I282]*10^3)" office:value-type="float" office:value="1.79340028694405" calcext:value-type="float">
            <text:p>1.79340028694405</text:p>
          </table:table-cell>
          <table:table-cell table:formula="of:=([.D282]+[.E282])/(MIN([.F456:.F485])*10^3)" office:value-type="float" office:value="2.86532951289398" calcext:value-type="float">
            <text:p>2.86532951289398</text:p>
          </table:table-cell>
          <table:table-cell table:formula="of:=([.D282]+[.E282])/(MAX([.F456:.F485])*10^3)" office:value-type="float" office:value="1.48588410104012" calcext:value-type="float">
            <text:p>1.48588410104012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486]" office:value-type="float" office:value="48" calcext:value-type="float">
            <text:p>48</text:p>
          </table:table-cell>
          <table:table-cell table:style-name="ce22" table:formula="of:=AVERAGE([.F486:.F515])" office:value-type="float" office:value="636.933333333333" calcext:value-type="float">
            <text:p>636.933333333333</text:p>
          </table:table-cell>
          <table:table-cell table:style-name="ce22" table:formula="of:=([.D283]+[.E283])/([.I283]*10^3)" office:value-type="float" office:value="1.5700230270044" calcext:value-type="float">
            <text:p>1.5700230270044</text:p>
          </table:table-cell>
          <table:table-cell table:formula="of:=([.D283]+[.E283])/(MIN([.F486:.F515])*10^3)" office:value-type="float" office:value="2.12314225053079" calcext:value-type="float">
            <text:p>2.12314225053079</text:p>
          </table:table-cell>
          <table:table-cell table:formula="of:=([.D283]+[.E283])/(MAX([.F486:.F515])*10^3)" office:value-type="float" office:value="1.41043723554302" calcext:value-type="float">
            <text:p>1.41043723554302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516]" office:value-type="float" office:value="64" calcext:value-type="float">
            <text:p>64</text:p>
          </table:table-cell>
          <table:table-cell table:style-name="ce22" table:formula="of:=AVERAGE([.F516:.F545])" office:value-type="float" office:value="630.966666666667" calcext:value-type="float">
            <text:p>630.966666666667</text:p>
          </table:table-cell>
          <table:table-cell table:style-name="ce22" table:formula="of:=([.D284]+[.E284])/([.I284]*10^3)" office:value-type="float" office:value="1.58486977653336" calcext:value-type="float">
            <text:p>1.58486977653336</text:p>
          </table:table-cell>
          <table:table-cell table:formula="of:=([.D284]+[.E284])/(MIN([.F516:.F545])*10^3)" office:value-type="float" office:value="1.85873605947955" calcext:value-type="float">
            <text:p>1.85873605947955</text:p>
          </table:table-cell>
          <table:table-cell table:formula="of:=([.D284]+[.E284])/(MAX([.F516:.F545])*10^3)" office:value-type="float" office:value="1.41843971631206" calcext:value-type="float">
            <text:p>1.41843971631206</text:p>
          </table:table-cell>
        </table:table-row>
        <table:table-row table:style-name="ro1">
          <table:table-cell table:style-name="ce2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4" calcext:value-type="float">
            <text:p>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92" calcext:value-type="float">
            <text:p>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7" calcext:value-type="float">
            <text:p>257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84" calcext:value-type="float">
            <text:p>2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1" calcext:value-type="float">
            <text:p>25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91" calcext:value-type="float">
            <text:p>291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48" calcext:value-type="float">
            <text:p>24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78" calcext:value-type="float">
            <text:p>27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6" calcext:value-type="float">
            <text:p>21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6" calcext:value-type="float">
            <text:p>21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8" calcext:value-type="float">
            <text:p>21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38" calcext:value-type="float">
            <text:p>23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35" calcext:value-type="float">
            <text:p>33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5" calcext:value-type="float">
            <text:p>35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3" calcext:value-type="float">
            <text:p>32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04" calcext:value-type="float">
            <text:p>30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94" calcext:value-type="float">
            <text:p>29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4" calcext:value-type="float">
            <text:p>34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86" calcext:value-type="float">
            <text:p>3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09" calcext:value-type="float">
            <text:p>30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1" calcext:value-type="float">
            <text:p>28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1" calcext:value-type="float">
            <text:p>32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63" calcext:value-type="float">
            <text:p>26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9" calcext:value-type="float">
            <text:p>32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76" calcext:value-type="float">
            <text:p>27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35" calcext:value-type="float">
            <text:p>33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3" calcext:value-type="float">
            <text:p>36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5" calcext:value-type="float">
            <text:p>36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2" calcext:value-type="float">
            <text:p>36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5" calcext:value-type="float">
            <text:p>35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5" calcext:value-type="float">
            <text:p>35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1" calcext:value-type="float">
            <text:p>3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41" calcext:value-type="float">
            <text:p>4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1" calcext:value-type="float">
            <text:p>35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0" calcext:value-type="float">
            <text:p>36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0" calcext:value-type="float">
            <text:p>32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77" calcext:value-type="float">
            <text:p>37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32" calcext:value-type="float">
            <text:p>33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03" calcext:value-type="float">
            <text:p>40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78" calcext:value-type="float">
            <text:p>57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16" calcext:value-type="float">
            <text:p>31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05" calcext:value-type="float">
            <text:p>6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71" calcext:value-type="float">
            <text:p>37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37" calcext:value-type="float">
            <text:p>53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88" calcext:value-type="float">
            <text:p>48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39" calcext:value-type="float">
            <text:p>53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18" calcext:value-type="float">
            <text:p>41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39" calcext:value-type="float">
            <text:p>33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77" calcext:value-type="float">
            <text:p>57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9" calcext:value-type="float">
            <text:p>34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44" calcext:value-type="float">
            <text:p>54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32" calcext:value-type="float">
            <text:p>53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81" calcext:value-type="float">
            <text:p>58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7" calcext:value-type="float">
            <text:p>34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07" calcext:value-type="float">
            <text:p>60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22" calcext:value-type="float">
            <text:p>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70" calcext:value-type="float">
            <text:p>470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81" calcext:value-type="float">
            <text:p>381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69" calcext:value-type="float">
            <text:p>56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93" calcext:value-type="float">
            <text:p>593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73" calcext:value-type="float">
            <text:p>573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84" calcext:value-type="float">
            <text:p>484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90" calcext:value-type="float">
            <text:p>59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68" calcext:value-type="float">
            <text:p>56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06" calcext:value-type="float">
            <text:p>60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01" calcext:value-type="float">
            <text:p>60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29" calcext:value-type="float">
            <text:p>62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73" calcext:value-type="float">
            <text:p>57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8" calcext:value-type="float">
            <text:p>45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95" calcext:value-type="float">
            <text:p>59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82" calcext:value-type="float">
            <text:p>58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60" calcext:value-type="float">
            <text:p>66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84" calcext:value-type="float">
            <text:p>5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90" calcext:value-type="float">
            <text:p>59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49" calcext:value-type="float">
            <text:p>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03" calcext:value-type="float">
            <text:p>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17" calcext:value-type="float">
            <text:p>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60" calcext:value-type="float">
            <text:p>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46" calcext:value-type="float">
            <text:p>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19" calcext:value-type="float">
            <text:p>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16" calcext:value-type="float">
            <text:p>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04" calcext:value-type="float">
            <text:p>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80" calcext:value-type="float">
            <text:p>5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34" calcext:value-type="float">
            <text:p>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05" calcext:value-type="float">
            <text:p>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05" calcext:value-type="float">
            <text:p>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71" calcext:value-type="float">
            <text:p>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55" calcext:value-type="float">
            <text:p>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37" calcext:value-type="float">
            <text:p>637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87" calcext:value-type="float">
            <text:p>5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24" calcext:value-type="float">
            <text:p>62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95" calcext:value-type="float">
            <text:p>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65" calcext:value-type="float">
            <text:p>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38" calcext:value-type="float">
            <text:p>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09" calcext:value-type="float">
            <text:p>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13" calcext:value-type="float">
            <text:p>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26" calcext:value-type="float">
            <text:p>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56" calcext:value-type="float">
            <text:p>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70" calcext:value-type="float">
            <text:p>5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2" table:style-name="ce16" office:value-type="float" office:value="500000" calcext:value-type="float">
            <text:p>500000</text:p>
          </table:table-cell>
          <table:table-cell table:style-name="ce16" office:value-type="float" office:value="624" calcext:value-type="float">
            <text:p>624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" office:value-type="string" calcext:value-type="string">
            <text:p>NCQ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table:style-name="ce22" office:value-type="string" calcext:value-type="string">
            <text:p>NumThreads</text:p>
          </table:table-cell>
          <table:table-cell table:style-name="ce22" office:value-type="string" calcext:value-type="string">
            <text:p>T_Avg</text:p>
          </table:table-cell>
          <table:table-cell table:style-name="ce27" office:value-type="string" calcext:value-type="string">
            <text:p>TotalMops</text:p>
          </table:table-cell>
          <table:table-cell office:value-type="string" calcext:value-type="string">
            <text:p>MaxMops</text:p>
          </table:table-cell>
          <table:table-cell office:value-type="string" calcext:value-type="string">
            <text:p>MinMops</text:p>
          </table:table-cell>
        </table:table-row>
        <table:table-row table:style-name="ro1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500000" calcext:value-type="float">
            <text:p>500000</text:p>
          </table:table-cell>
          <table:table-cell table:style-name="ce13" office:value-type="float" office:value="224" calcext:value-type="float">
            <text:p>224</text:p>
          </table:table-cell>
          <table:table-cell/>
          <table:table-cell table:style-name="ce23" table:formula="of:=[.C550]" office:value-type="float" office:value="1" calcext:value-type="float">
            <text:p>1</text:p>
          </table:table-cell>
          <table:table-cell table:style-name="ce22" table:formula="of:=AVERAGE([.F550:.F579])" office:value-type="float" office:value="222.733333333333" calcext:value-type="float">
            <text:p>222.733333333333</text:p>
          </table:table-cell>
          <table:table-cell table:style-name="ce22" table:formula="of:=([.D550]+[.E550])/([.I550]*10^3)" office:value-type="float" office:value="4.48967375037414" calcext:value-type="float">
            <text:p>4.48967375037414</text:p>
          </table:table-cell>
          <table:table-cell table:formula="of:=([.D550]+[.E550])/(MIN([.F550:.F579])*10^3)" office:value-type="float" office:value="4.58715596330275" calcext:value-type="float">
            <text:p>4.58715596330275</text:p>
          </table:table-cell>
          <table:table-cell table:formula="of:=([.D550]+[.E550])/(MAX([.F550:.F579])*10^3)" office:value-type="float" office:value="4.3859649122807" calcext:value-type="float">
            <text:p>4.3859649122807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3" table:formula="of:=[.C580]" office:value-type="float" office:value="2" calcext:value-type="float">
            <text:p>2</text:p>
          </table:table-cell>
          <table:table-cell table:style-name="ce22" table:formula="of:=AVERAGE([.F580:.F609])" office:value-type="float" office:value="372.233333333333" calcext:value-type="float">
            <text:p>372.233333333333</text:p>
          </table:table-cell>
          <table:table-cell table:style-name="ce22" table:formula="of:=([.D551]+[.E551])/([.I551]*10^3)" office:value-type="float" office:value="2.68648697053819" calcext:value-type="float">
            <text:p>2.68648697053819</text:p>
          </table:table-cell>
          <table:table-cell table:formula="of:=([.D551]+[.E551])/(MIN([.F580:.F609])*10^3)" office:value-type="float" office:value="2.710027100271" calcext:value-type="float">
            <text:p>2.710027100271</text:p>
          </table:table-cell>
          <table:table-cell table:formula="of:=([.D551]+[.E551])/(MAX([.F580:.F609])*10^3)" office:value-type="float" office:value="2.65957446808511" calcext:value-type="float">
            <text:p>2.65957446808511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3" table:formula="of:=[.C610]" office:value-type="float" office:value="4" calcext:value-type="float">
            <text:p>4</text:p>
          </table:table-cell>
          <table:table-cell table:style-name="ce22" table:formula="of:=AVERAGE([.F610:.F639])" office:value-type="float" office:value="870.166666666667" calcext:value-type="float">
            <text:p>870.166666666667</text:p>
          </table:table-cell>
          <table:table-cell table:style-name="ce22" table:formula="of:=([.D552]+[.E552])/([.I552]*10^3)" office:value-type="float" office:value="1.14920513311626" calcext:value-type="float">
            <text:p>1.14920513311626</text:p>
          </table:table-cell>
          <table:table-cell table:formula="of:=([.D552]+[.E552])/(MIN([.F610:.F639])*10^3)" office:value-type="float" office:value="1.47710487444609" calcext:value-type="float">
            <text:p>1.47710487444609</text:p>
          </table:table-cell>
          <table:table-cell table:formula="of:=([.D552]+[.E552])/(MAX([.F610:.F639])*10^3)" office:value-type="float" office:value="0.931966449207829" calcext:value-type="float">
            <text:p>0.931966449207829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3" table:formula="of:=[.C640]" office:value-type="float" office:value="8" calcext:value-type="float">
            <text:p>8</text:p>
          </table:table-cell>
          <table:table-cell table:style-name="ce22" table:formula="of:=AVERAGE([.F640:.F669])" office:value-type="float" office:value="1074.33333333333" calcext:value-type="float">
            <text:p>1074.33333333333</text:p>
          </table:table-cell>
          <table:table-cell table:style-name="ce22" table:formula="of:=([.D553]+[.E553])/([.I553]*10^3)" office:value-type="float" office:value="0.930809804529941" calcext:value-type="float">
            <text:p>0.930809804529941</text:p>
          </table:table-cell>
          <table:table-cell table:formula="of:=([.D553]+[.E553])/(MIN([.F640:.F669])*10^3)" office:value-type="float" office:value="1.06157112526539" calcext:value-type="float">
            <text:p>1.06157112526539</text:p>
          </table:table-cell>
          <table:table-cell table:formula="of:=([.D553]+[.E553])/(MAX([.F640:.F669])*10^3)" office:value-type="float" office:value="0.768049155145929" calcext:value-type="float">
            <text:p>0.768049155145929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3" table:formula="of:=[.C670]" office:value-type="float" office:value="16" calcext:value-type="float">
            <text:p>16</text:p>
          </table:table-cell>
          <table:table-cell table:style-name="ce22" table:formula="of:=AVERAGE([.F670:.F699])" office:value-type="float" office:value="1264.5" calcext:value-type="float">
            <text:p>1264.5</text:p>
          </table:table-cell>
          <table:table-cell table:style-name="ce22" table:formula="of:=([.D554]+[.E554])/([.I554]*10^3)" office:value-type="float" office:value="0.790826413602214" calcext:value-type="float">
            <text:p>0.790826413602214</text:p>
          </table:table-cell>
          <table:table-cell table:formula="of:=([.D554]+[.E554])/(MIN([.F670:.F699])*10^3)" office:value-type="float" office:value="0.927643784786642" calcext:value-type="float">
            <text:p>0.927643784786642</text:p>
          </table:table-cell>
          <table:table-cell table:formula="of:=([.D554]+[.E554])/(MAX([.F670:.F699])*10^3)" office:value-type="float" office:value="0.659630606860158" calcext:value-type="float">
            <text:p>0.659630606860158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3" table:formula="of:=[.C700]" office:value-type="float" office:value="24" calcext:value-type="float">
            <text:p>24</text:p>
          </table:table-cell>
          <table:table-cell table:style-name="ce22" table:formula="of:=AVERAGE([.F700:.F729])" office:value-type="float" office:value="1521.83333333333" calcext:value-type="float">
            <text:p>1521.83333333333</text:p>
          </table:table-cell>
          <table:table-cell table:style-name="ce22" table:formula="of:=([.D555]+[.E555])/([.I555]*10^3)" office:value-type="float" office:value="0.657102179388895" calcext:value-type="float">
            <text:p>0.657102179388895</text:p>
          </table:table-cell>
          <table:table-cell table:formula="of:=([.D555]+[.E555])/(MIN([.F700:.F729])*10^3)" office:value-type="float" office:value="0.790513833992095" calcext:value-type="float">
            <text:p>0.790513833992095</text:p>
          </table:table-cell>
          <table:table-cell table:formula="of:=([.D555]+[.E555])/(MAX([.F700:.F729])*10^3)" office:value-type="float" office:value="0.588928150765607" calcext:value-type="float">
            <text:p>0.588928150765607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3" table:formula="of:=[.C730]" office:value-type="float" office:value="32" calcext:value-type="float">
            <text:p>32</text:p>
          </table:table-cell>
          <table:table-cell table:style-name="ce22" table:formula="of:=AVERAGE([.F730:.F759])" office:value-type="float" office:value="1716.56666666667" calcext:value-type="float">
            <text:p>1716.56666666667</text:p>
          </table:table-cell>
          <table:table-cell table:style-name="ce22" table:formula="of:=([.D556]+[.E556])/([.I556]*10^3)" office:value-type="float" office:value="0.58255820727421" calcext:value-type="float">
            <text:p>0.58255820727421</text:p>
          </table:table-cell>
          <table:table-cell table:formula="of:=([.D556]+[.E556])/(MIN([.F730:.F759])*10^3)" office:value-type="float" office:value="0.684462696783025" calcext:value-type="float">
            <text:p>0.684462696783025</text:p>
          </table:table-cell>
          <table:table-cell table:formula="of:=([.D556]+[.E556])/(MAX([.F730:.F759])*10^3)" office:value-type="float" office:value="0.553403431101273" calcext:value-type="float">
            <text:p>0.553403431101273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3" table:formula="of:=[.C760]" office:value-type="float" office:value="48" calcext:value-type="float">
            <text:p>48</text:p>
          </table:table-cell>
          <table:table-cell table:style-name="ce22" table:formula="of:=AVERAGE([.F760:.F789])" office:value-type="float" office:value="1935.23333333333" calcext:value-type="float">
            <text:p>1935.23333333333</text:p>
          </table:table-cell>
          <table:table-cell table:style-name="ce22" table:formula="of:=([.D557]+[.E557])/([.I557]*10^3)" office:value-type="float" office:value="0.516733554954614" calcext:value-type="float">
            <text:p>0.516733554954614</text:p>
          </table:table-cell>
          <table:table-cell table:formula="of:=([.D557]+[.E557])/(MIN([.F760:.F789])*10^3)" office:value-type="float" office:value="0.543183052688756" calcext:value-type="float">
            <text:p>0.543183052688756</text:p>
          </table:table-cell>
          <table:table-cell table:formula="of:=([.D557]+[.E557])/(MAX([.F760:.F789])*10^3)" office:value-type="float" office:value="0.497760079641613" calcext:value-type="float">
            <text:p>0.497760079641613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3" table:formula="of:=[.C790]" office:value-type="float" office:value="64" calcext:value-type="float">
            <text:p>64</text:p>
          </table:table-cell>
          <table:table-cell table:style-name="ce22" table:formula="of:=AVERAGE([.F790:.F819])" office:value-type="float" office:value="2140.13333333333" calcext:value-type="float">
            <text:p>2140.13333333333</text:p>
          </table:table-cell>
          <table:table-cell table:style-name="ce22" table:formula="of:=([.D558]+[.E558])/([.I558]*10^3)" office:value-type="float" office:value="0.467260606815775" calcext:value-type="float">
            <text:p>0.467260606815775</text:p>
          </table:table-cell>
          <table:table-cell table:formula="of:=([.D558]+[.E558])/(MIN([.F790:.F819])*10^3)" office:value-type="float" office:value="0.504286434694907" calcext:value-type="float">
            <text:p>0.504286434694907</text:p>
          </table:table-cell>
          <table:table-cell table:formula="of:=([.D558]+[.E558])/(MAX([.F790:.F819])*10^3)" office:value-type="float" office:value="0.454959053685168" calcext:value-type="float">
            <text:p>0.454959053685168</text:p>
          </table:table-cell>
        </table:table-row>
        <table:table-row table:style-name="ro1">
          <table:table-cell table:style-name="ce2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1" calcext:value-type="float">
            <text:p>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1" calcext:value-type="float">
            <text:p>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69" calcext:value-type="float">
            <text:p>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1" calcext:value-type="float">
            <text:p>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4" calcext:value-type="float">
            <text:p>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1" calcext:value-type="float">
            <text:p>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1" calcext:value-type="float">
            <text:p>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4" calcext:value-type="float">
            <text:p>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4" calcext:value-type="float">
            <text:p>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6" calcext:value-type="float">
            <text:p>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23" calcext:value-type="float">
            <text:p>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39" calcext:value-type="float">
            <text:p>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29" calcext:value-type="float">
            <text:p>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035" calcext:value-type="float">
            <text:p>1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70" calcext:value-type="float">
            <text:p>970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78" calcext:value-type="float">
            <text:p>678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65" calcext:value-type="float">
            <text:p>96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24" calcext:value-type="float">
            <text:p>72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77" calcext:value-type="float">
            <text:p>67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10" calcext:value-type="float">
            <text:p>7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20" calcext:value-type="float">
            <text:p>92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93" calcext:value-type="float">
            <text:p>99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16" calcext:value-type="float">
            <text:p>716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013" calcext:value-type="float">
            <text:p>1013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20" calcext:value-type="float">
            <text:p>102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23" calcext:value-type="float">
            <text:p>72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35" calcext:value-type="float">
            <text:p>103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98" calcext:value-type="float">
            <text:p>89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21" calcext:value-type="float">
            <text:p>72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73" calcext:value-type="float">
            <text:p>107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971" calcext:value-type="float">
            <text:p>97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16" calcext:value-type="float">
            <text:p>101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27" calcext:value-type="float">
            <text:p>112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16" calcext:value-type="float">
            <text:p>101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04" calcext:value-type="float">
            <text:p>100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45" calcext:value-type="float">
            <text:p>104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19" calcext:value-type="float">
            <text:p>121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18" calcext:value-type="float">
            <text:p>101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83" calcext:value-type="float">
            <text:p>108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32" calcext:value-type="float">
            <text:p>113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942" calcext:value-type="float">
            <text:p>94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35" calcext:value-type="float">
            <text:p>103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68" calcext:value-type="float">
            <text:p>106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12" calcext:value-type="float">
            <text:p>101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11" calcext:value-type="float">
            <text:p>111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15" calcext:value-type="float">
            <text:p>111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98" calcext:value-type="float">
            <text:p>119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47" calcext:value-type="float">
            <text:p>104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13" calcext:value-type="float">
            <text:p>101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22" calcext:value-type="float">
            <text:p>11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19" calcext:value-type="float">
            <text:p>101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958" calcext:value-type="float">
            <text:p>95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63" calcext:value-type="float">
            <text:p>106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23" calcext:value-type="float">
            <text:p>102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47" calcext:value-type="float">
            <text:p>104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40" calcext:value-type="float">
            <text:p>124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88" calcext:value-type="float">
            <text:p>108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81" calcext:value-type="float">
            <text:p>148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04" calcext:value-type="float">
            <text:p>110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46" calcext:value-type="float">
            <text:p>144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37" calcext:value-type="float">
            <text:p>143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98" calcext:value-type="float">
            <text:p>119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25" calcext:value-type="float">
            <text:p>112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85" calcext:value-type="float">
            <text:p>128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16" calcext:value-type="float">
            <text:p>151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06" calcext:value-type="float">
            <text:p>110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63" calcext:value-type="float">
            <text:p>146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44" calcext:value-type="float">
            <text:p>124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05" calcext:value-type="float">
            <text:p>12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48" calcext:value-type="float">
            <text:p>124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70" calcext:value-type="float">
            <text:p>147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05" calcext:value-type="float">
            <text:p>11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55" calcext:value-type="float">
            <text:p>115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47" calcext:value-type="float">
            <text:p>114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91" calcext:value-type="float">
            <text:p>119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624" calcext:value-type="float">
            <text:p>162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99" calcext:value-type="float">
            <text:p>159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653" calcext:value-type="float">
            <text:p>165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70" calcext:value-type="float">
            <text:p>15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97" calcext:value-type="float">
            <text:p>1597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98" calcext:value-type="float">
            <text:p>169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13" calcext:value-type="float">
            <text:p>131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85" calcext:value-type="float">
            <text:p>168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31" calcext:value-type="float">
            <text:p>143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8" calcext:value-type="float">
            <text:p>149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91" calcext:value-type="float">
            <text:p>159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265" calcext:value-type="float">
            <text:p>126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19" calcext:value-type="float">
            <text:p>1619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31" calcext:value-type="float">
            <text:p>1631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57" calcext:value-type="float">
            <text:p>1657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10" calcext:value-type="float">
            <text:p>16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17" calcext:value-type="float">
            <text:p>161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52" calcext:value-type="float">
            <text:p>135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1" calcext:value-type="float">
            <text:p>149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58" calcext:value-type="float">
            <text:p>155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70" calcext:value-type="float">
            <text:p>157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41" calcext:value-type="float">
            <text:p>15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38" calcext:value-type="float">
            <text:p>133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11" calcext:value-type="float">
            <text:p>131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86" calcext:value-type="float">
            <text:p>14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65" calcext:value-type="float">
            <text:p>136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69" calcext:value-type="float">
            <text:p>156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07" calcext:value-type="float">
            <text:p>180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40" calcext:value-type="float">
            <text:p>174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53" calcext:value-type="float">
            <text:p>175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16" calcext:value-type="float">
            <text:p>171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58" calcext:value-type="float">
            <text:p>175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83" calcext:value-type="float">
            <text:p>178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28" calcext:value-type="float">
            <text:p>172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61" calcext:value-type="float">
            <text:p>146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84" calcext:value-type="float">
            <text:p>16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32" calcext:value-type="float">
            <text:p>173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72" calcext:value-type="float">
            <text:p>177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58" calcext:value-type="float">
            <text:p>175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05" calcext:value-type="float">
            <text:p>180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26" calcext:value-type="float">
            <text:p>162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59" calcext:value-type="float">
            <text:p>175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02" calcext:value-type="float">
            <text:p>170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31" calcext:value-type="float">
            <text:p>153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68" calcext:value-type="float">
            <text:p>1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53" calcext:value-type="float">
            <text:p>1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87" calcext:value-type="float">
            <text:p>17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52" calcext:value-type="float">
            <text:p>1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99" calcext:value-type="float">
            <text:p>1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23" calcext:value-type="float">
            <text:p>1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89" calcext:value-type="float">
            <text:p>1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7" calcext:value-type="float">
            <text:p>1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82" calcext:value-type="float">
            <text:p>1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22" calcext:value-type="float">
            <text:p>1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76" calcext:value-type="float">
            <text:p>1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02" calcext:value-type="float">
            <text:p>1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79" calcext:value-type="float">
            <text:p>1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62" calcext:value-type="float">
            <text:p>1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46" calcext:value-type="float">
            <text:p>1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1" calcext:value-type="float">
            <text:p>1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41" calcext:value-type="float">
            <text:p>1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04" calcext:value-type="float">
            <text:p>2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62" calcext:value-type="float">
            <text:p>1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77" calcext:value-type="float">
            <text:p>1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73" calcext:value-type="float">
            <text:p>1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68" calcext:value-type="float">
            <text:p>1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67" calcext:value-type="float">
            <text:p>1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88" calcext:value-type="float">
            <text:p>1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52" calcext:value-type="float">
            <text:p>1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0" calcext:value-type="float">
            <text:p>19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64" calcext:value-type="float">
            <text:p>1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61" calcext:value-type="float">
            <text:p>1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09" calcext:value-type="float">
            <text:p>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85" calcext:value-type="float">
            <text:p>1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90" calcext:value-type="float">
            <text:p>18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4" calcext:value-type="float">
            <text:p>1934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62" calcext:value-type="float">
            <text:p>1962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42" calcext:value-type="float">
            <text:p>214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49" calcext:value-type="float">
            <text:p>214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70" calcext:value-type="float">
            <text:p>217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22" calcext:value-type="float">
            <text:p>21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71" calcext:value-type="float">
            <text:p>217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83" calcext:value-type="float">
            <text:p>198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67" calcext:value-type="float">
            <text:p>2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57" calcext:value-type="float">
            <text:p>2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56" calcext:value-type="float">
            <text:p>2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34" calcext:value-type="float">
            <text:p>2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48" calcext:value-type="float">
            <text:p>2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93" calcext:value-type="float">
            <text:p>2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96" calcext:value-type="float">
            <text:p>2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46" calcext:value-type="float">
            <text:p>2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85" calcext:value-type="float">
            <text:p>2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35" calcext:value-type="float">
            <text:p>2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65" calcext:value-type="float">
            <text:p>2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15" calcext:value-type="float">
            <text:p>2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98" calcext:value-type="float">
            <text:p>2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06" calcext:value-type="float">
            <text:p>2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60" calcext:value-type="float">
            <text:p>2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57" calcext:value-type="float">
            <text:p>2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38" calcext:value-type="float">
            <text:p>2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36" calcext:value-type="float">
            <text:p>2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27" calcext:value-type="float">
            <text:p>2127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2" table:style-name="ce16" office:value-type="float" office:value="500000" calcext:value-type="float">
            <text:p>500000</text:p>
          </table:table-cell>
          <table:table-cell table:style-name="ce16" office:value-type="float" office:value="2184" calcext:value-type="float">
            <text:p>2184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" office:value-type="string" calcext:value-type="string">
            <text:p>SCQ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table:style-name="ce22" office:value-type="string" calcext:value-type="string">
            <text:p>NumThreads</text:p>
          </table:table-cell>
          <table:table-cell table:style-name="ce22" office:value-type="string" calcext:value-type="string">
            <text:p>T_Avg</text:p>
          </table:table-cell>
          <table:table-cell table:style-name="ce27" office:value-type="string" calcext:value-type="string">
            <text:p>TotalMops</text:p>
          </table:table-cell>
          <table:table-cell office:value-type="string" calcext:value-type="string">
            <text:p>MaxMops</text:p>
          </table:table-cell>
          <table:table-cell office:value-type="string" calcext:value-type="string">
            <text:p>MinMops</text:p>
          </table:table-cell>
        </table:table-row>
        <table:table-row table:style-name="ro1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500000" calcext:value-type="float">
            <text:p>500000</text:p>
          </table:table-cell>
          <table:table-cell table:style-name="ce13" office:value-type="float" office:value="90" calcext:value-type="float">
            <text:p>90</text:p>
          </table:table-cell>
          <table:table-cell/>
          <table:table-cell table:style-name="ce23" table:formula="of:=[.C824]" office:value-type="float" office:value="1" calcext:value-type="float">
            <text:p>1</text:p>
          </table:table-cell>
          <table:table-cell table:style-name="ce22" table:formula="of:=AVERAGE([.F824:.F853])" office:value-type="float" office:value="88.4333333333333" calcext:value-type="float">
            <text:p>88.4333333333333</text:p>
          </table:table-cell>
          <table:table-cell table:style-name="ce22" table:formula="of:=([.D824]+[.E824])/([.I824]*10^3)" office:value-type="float" office:value="11.3079532604599" calcext:value-type="float">
            <text:p>11.3079532604599</text:p>
          </table:table-cell>
          <table:table-cell table:formula="of:=([.D824]+[.E824])/(MIN([.F824:.F853])*10^3)" office:value-type="float" office:value="11.3636363636364" calcext:value-type="float">
            <text:p>11.3636363636364</text:p>
          </table:table-cell>
          <table:table-cell table:formula="of:=([.D824]+[.E824])/(MAX([.F824:.F853])*10^3)" office:value-type="float" office:value="11.1111111111111" calcext:value-type="float">
            <text:p>11.1111111111111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3" table:formula="of:=[.C854]" office:value-type="float" office:value="2" calcext:value-type="float">
            <text:p>2</text:p>
          </table:table-cell>
          <table:table-cell table:style-name="ce22" table:formula="of:=AVERAGE([.F854:.F883])" office:value-type="float" office:value="245.366666666667" calcext:value-type="float">
            <text:p>245.366666666667</text:p>
          </table:table-cell>
          <table:table-cell table:style-name="ce22" table:formula="of:=([.D825]+[.E825])/([.I825]*10^3)" office:value-type="float" office:value="4.07553321559571" calcext:value-type="float">
            <text:p>4.07553321559571</text:p>
          </table:table-cell>
          <table:table-cell table:formula="of:=([.D825]+[.E825])/(MIN([.F854:.F883])*10^3)" office:value-type="float" office:value="4.25531914893617" calcext:value-type="float">
            <text:p>4.25531914893617</text:p>
          </table:table-cell>
          <table:table-cell table:formula="of:=([.D825]+[.E825])/(MAX([.F854:.F883])*10^3)" office:value-type="float" office:value="3.87596899224806" calcext:value-type="float">
            <text:p>3.87596899224806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3" table:formula="of:=[.C884]" office:value-type="float" office:value="4" calcext:value-type="float">
            <text:p>4</text:p>
          </table:table-cell>
          <table:table-cell table:style-name="ce22" table:formula="of:=AVERAGE([.F884:.F913])" office:value-type="float" office:value="314.466666666667" calcext:value-type="float">
            <text:p>314.466666666667</text:p>
          </table:table-cell>
          <table:table-cell table:style-name="ce22" table:formula="of:=([.D826]+[.E826])/([.I826]*10^3)" office:value-type="float" office:value="3.17998728005088" calcext:value-type="float">
            <text:p>3.17998728005088</text:p>
          </table:table-cell>
          <table:table-cell table:formula="of:=([.D826]+[.E826])/(MIN([.F884:.F913])*10^3)" office:value-type="float" office:value="5.81395348837209" calcext:value-type="float">
            <text:p>5.81395348837209</text:p>
          </table:table-cell>
          <table:table-cell table:formula="of:=([.D826]+[.E826])/(MAX([.F884:.F913])*10^3)" office:value-type="float" office:value="2.23713646532438" calcext:value-type="float">
            <text:p>2.23713646532438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3" table:formula="of:=[.C914]" office:value-type="float" office:value="8" calcext:value-type="float">
            <text:p>8</text:p>
          </table:table-cell>
          <table:table-cell table:style-name="ce22" table:formula="of:=AVERAGE([.F914:.F943])" office:value-type="float" office:value="234.3" calcext:value-type="float">
            <text:p>234.3</text:p>
          </table:table-cell>
          <table:table-cell table:style-name="ce22" table:formula="of:=([.D827]+[.E827])/([.I827]*10^3)" office:value-type="float" office:value="4.26803243704652" calcext:value-type="float">
            <text:p>4.26803243704652</text:p>
          </table:table-cell>
          <table:table-cell table:formula="of:=([.D827]+[.E827])/(MIN([.F914:.F943])*10^3)" office:value-type="float" office:value="8.69565217391304" calcext:value-type="float">
            <text:p>8.69565217391304</text:p>
          </table:table-cell>
          <table:table-cell table:formula="of:=([.D827]+[.E827])/(MAX([.F914:.F943])*10^3)" office:value-type="float" office:value="2.71739130434783" calcext:value-type="float">
            <text:p>2.71739130434783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3" table:formula="of:=[.C944]" office:value-type="float" office:value="16" calcext:value-type="float">
            <text:p>16</text:p>
          </table:table-cell>
          <table:table-cell table:style-name="ce22" table:formula="of:=AVERAGE([.F944:.F973])" office:value-type="float" office:value="208.333333333333" calcext:value-type="float">
            <text:p>208.333333333333</text:p>
          </table:table-cell>
          <table:table-cell table:style-name="ce22" table:formula="of:=([.D828]+[.E828])/([.I828]*10^3)" office:value-type="float" office:value="4.8" calcext:value-type="float">
            <text:p>4.8</text:p>
          </table:table-cell>
          <table:table-cell table:formula="of:=([.D828]+[.E828])/(MIN([.F944:.F973])*10^3)" office:value-type="float" office:value="7.5187969924812" calcext:value-type="float">
            <text:p>7.5187969924812</text:p>
          </table:table-cell>
          <table:table-cell table:formula="of:=([.D828]+[.E828])/(MAX([.F944:.F973])*10^3)" office:value-type="float" office:value="3.80228136882129" calcext:value-type="float">
            <text:p>3.80228136882129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3" table:formula="of:=[.C974]" office:value-type="float" office:value="24" calcext:value-type="float">
            <text:p>24</text:p>
          </table:table-cell>
          <table:table-cell table:style-name="ce22" table:formula="of:=AVERAGE([.F974:.F1003])" office:value-type="float" office:value="181.8" calcext:value-type="float">
            <text:p>181.8</text:p>
          </table:table-cell>
          <table:table-cell table:style-name="ce22" table:formula="of:=([.D829]+[.E829])/([.I829]*10^3)" office:value-type="float" office:value="5.5005500550055" calcext:value-type="float">
            <text:p>5.5005500550055</text:p>
          </table:table-cell>
          <table:table-cell table:formula="of:=([.D829]+[.E829])/(MIN([.F974:.F1003])*10^3)" office:value-type="float" office:value="6.75675675675676" calcext:value-type="float">
            <text:p>6.75675675675676</text:p>
          </table:table-cell>
          <table:table-cell table:formula="of:=([.D829]+[.E829])/(MAX([.F974:.F1003])*10^3)" office:value-type="float" office:value="4.58715596330275" calcext:value-type="float">
            <text:p>4.58715596330275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3" table:formula="of:=[.C1004]" office:value-type="float" office:value="32" calcext:value-type="float">
            <text:p>32</text:p>
          </table:table-cell>
          <table:table-cell table:style-name="ce22" table:formula="of:=AVERAGE([.F1004:.F1033])" office:value-type="float" office:value="168.966666666667" calcext:value-type="float">
            <text:p>168.966666666667</text:p>
          </table:table-cell>
          <table:table-cell table:style-name="ce22" table:formula="of:=([.D830]+[.E830])/([.I830]*10^3)" office:value-type="float" office:value="5.9183270862103" calcext:value-type="float">
            <text:p>5.9183270862103</text:p>
          </table:table-cell>
          <table:table-cell table:formula="of:=([.D830]+[.E830])/(MIN([.F1004:.F1033])*10^3)" office:value-type="float" office:value="7.57575757575758" calcext:value-type="float">
            <text:p>7.57575757575758</text:p>
          </table:table-cell>
          <table:table-cell table:formula="of:=([.D830]+[.E830])/(MAX([.F1004:.F1033])*10^3)" office:value-type="float" office:value="4.87804878048781" calcext:value-type="float">
            <text:p>4.87804878048781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3" table:formula="of:=[.C1034]" office:value-type="float" office:value="48" calcext:value-type="float">
            <text:p>48</text:p>
          </table:table-cell>
          <table:table-cell table:style-name="ce22" table:formula="of:=AVERAGE([.F1034:.F1063])" office:value-type="float" office:value="154.3" calcext:value-type="float">
            <text:p>154.3</text:p>
          </table:table-cell>
          <table:table-cell table:style-name="ce22" table:formula="of:=([.D831]+[.E831])/([.I831]*10^3)" office:value-type="float" office:value="6.48088139987038" calcext:value-type="float">
            <text:p>6.48088139987038</text:p>
          </table:table-cell>
          <table:table-cell table:formula="of:=([.D831]+[.E831])/(MIN([.F1034:.F1063])*10^3)" office:value-type="float" office:value="7.63358778625954" calcext:value-type="float">
            <text:p>7.63358778625954</text:p>
          </table:table-cell>
          <table:table-cell table:formula="of:=([.D831]+[.E831])/(MAX([.F1034:.F1063])*10^3)" office:value-type="float" office:value="5.68181818181818" calcext:value-type="float">
            <text:p>5.68181818181818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3" table:formula="of:=[.C1064]" office:value-type="float" office:value="64" calcext:value-type="float">
            <text:p>64</text:p>
          </table:table-cell>
          <table:table-cell table:style-name="ce22" table:formula="of:=AVERAGE([.F1064:.F1093])" office:value-type="float" office:value="153.4" calcext:value-type="float">
            <text:p>153.4</text:p>
          </table:table-cell>
          <table:table-cell table:style-name="ce22" table:formula="of:=([.D832]+[.E832])/([.I832]*10^3)" office:value-type="float" office:value="6.51890482398957" calcext:value-type="float">
            <text:p>6.51890482398957</text:p>
          </table:table-cell>
          <table:table-cell table:formula="of:=([.D832]+[.E832])/(MIN([.F1064:.F1093])*10^3)" office:value-type="float" office:value="7.57575757575758" calcext:value-type="float">
            <text:p>7.57575757575758</text:p>
          </table:table-cell>
          <table:table-cell table:formula="of:=([.D832]+[.E832])/(MAX([.F1064:.F1093])*10^3)" office:value-type="float" office:value="5.88235294117647" calcext:value-type="float">
            <text:p>5.88235294117647</text:p>
          </table:table-cell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90" calcext:value-type="float">
            <text:p>2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9" calcext:value-type="float">
            <text:p>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06" calcext:value-type="float">
            <text:p>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7" calcext:value-type="float">
            <text:p>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22" calcext:value-type="float">
            <text:p>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90" calcext:value-type="float">
            <text:p>29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1" calcext:value-type="float">
            <text:p>2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7" calcext:value-type="float">
            <text:p>417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94" calcext:value-type="float">
            <text:p>29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34" calcext:value-type="float">
            <text:p>43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31" calcext:value-type="float">
            <text:p>23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78" calcext:value-type="float">
            <text:p>37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9" calcext:value-type="float">
            <text:p>32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43" calcext:value-type="float">
            <text:p>44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32" calcext:value-type="float">
            <text:p>23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9" calcext:value-type="float">
            <text:p>22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9" calcext:value-type="float">
            <text:p>22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39" calcext:value-type="float">
            <text:p>23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42" calcext:value-type="float">
            <text:p>24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52" calcext:value-type="float">
            <text:p>25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87" calcext:value-type="float">
            <text:p>1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71" calcext:value-type="float">
            <text:p>17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35" calcext:value-type="float">
            <text:p>23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77" calcext:value-type="float">
            <text:p>27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8" calcext:value-type="float">
            <text:p>36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75" calcext:value-type="float">
            <text:p>17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45" calcext:value-type="float">
            <text:p>24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78" calcext:value-type="float">
            <text:p>27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8" calcext:value-type="float">
            <text:p>32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6" calcext:value-type="float">
            <text:p>21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8" calcext:value-type="float">
            <text:p>2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39" calcext:value-type="float">
            <text:p>13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59" calcext:value-type="float">
            <text:p>25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3" calcext:value-type="float">
            <text:p>21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8" calcext:value-type="float">
            <text:p>2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86" calcext:value-type="float">
            <text:p>1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78" calcext:value-type="float">
            <text:p>27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5" calcext:value-type="float">
            <text:p>11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18" calcext:value-type="float">
            <text:p>31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17" calcext:value-type="float">
            <text:p>31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8" calcext:value-type="float">
            <text:p>218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2" table:style-name="ce16" office:value-type="float" office:value="500000" calcext:value-type="float">
            <text:p>500000</text:p>
          </table:table-cell>
          <table:table-cell table:style-name="ce16" office:value-type="float" office:value="152" calcext:value-type="float">
            <text:p>15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08:56:39.629064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3:34:10.893767301</meta:creation-date>
    <dc:date>2021-06-21T11:55:47.244071774</dc:date>
    <meta:editing-duration>PT6H51M57S</meta:editing-duration>
    <meta:editing-cycles>15</meta:editing-cycles>
    <meta:generator>LibreOffice/6.4.7.2$Linux_X86_64 LibreOffice_project/40$Build-2</meta:generator>
    <meta:document-statistic meta:table-count="1" meta:cell-count="5628" meta:object-count="0"/>
  </office:meta>
</office:document-meta>
</file>